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background-color="#ffffff">
        <style:background-image/>
      </style:paragraph-properties>
    </style:style>
    <style:style style:name="P2" style:family="paragraph" style:parent-style-name="Standard">
      <style:paragraph-properties fo:background-color="#ffffff">
        <style:background-image/>
      </style:paragraph-properties>
      <style:text-properties fo:font-size="11.5pt" fo:font-weight="bold" style:font-size-asian="11.5pt" style:font-weight-asian="bold" style:font-size-complex="11.5pt"/>
    </style:style>
    <style:style style:name="P3" style:family="paragraph" style:parent-style-name="Standard">
      <style:paragraph-properties fo:background-color="#ffffff">
        <style:background-image/>
      </style:paragraph-properties>
      <style:text-properties fo:font-size="11.5pt" style:font-size-asian="11.5pt" style:font-size-complex="11.5pt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size="11.5pt" style:font-size-asian="11.5pt" style:font-size-complex="11.5pt"/>
    </style:style>
    <style:style style:name="T3" style:family="text">
      <style:text-properties fo:font-size="11.5pt" fo:font-weight="bold" style:font-size-asian="11.5pt" style:font-weight-asian="bold" style:font-size-complex="11.5pt"/>
    </style:style>
    <style:style style:name="T4" style:family="text">
      <style:text-properties fo:font-size="11.5pt" fo:language="en" fo:country="US" style:font-size-asian="11.5pt" style:font-size-complex="11.5pt"/>
    </style:style>
    <style:style style:name="T5" style:family="text">
      <style:text-properties fo:font-size="11.5pt" fo:language="ru" fo:country="RU" style:font-size-asian="11.5pt" style:font-size-complex="11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Добрый день, меня зовут Светлана, я волонтер компетенции<text:span text:style-name="T1"> графический дизайн</text:span>.</text:p>
      <text:p text:style-name="Standard"/>
      <text:p text:style-name="Standard">И прямо сейчас расскажу подробно о том, что она из себя представляет.</text:p>
      <text:p text:style-name="Standard"/>
      <text:p text:style-name="Standard">Конкурсное задание заключается в <text:span text:style-name="T1">создании продуктов графического дизайна</text:span>. </text:p>
      <text:p text:style-name="Standard">Состоит из нескольких модулей:<text:line-break/></text:p>
      <text:p text:style-name="Standard"><text:span text:style-name="T1">1 Модуль</text:span>. <text:span text:style-name="T2">Разработать фирменный стиль для компании, занимающейся организацией экспедиций (логотип и 8 страничный логобук).</text:span></text:p>
      <text:p text:style-name="P1"><text:span text:style-name="T2">Результатом выполнения модуля являются</text:span><text:span text:style-name="T3"> PDF-файлы, 3D- и 2D- макеты</text:span><text:span text:style-name="T2">. </text:span><text:span text:style-name="T3">Критерии оценки:</text:span><text:span text:style-name="T2"> творческий процесс и параметры сохранения и форматы. <text:s/>На выполнение даётся</text:span><text:span text:style-name="T3"> 4 часа</text:span><text:span text:style-name="T2">. </text:span></text:p>
      <text:p text:style-name="P2"/>
      <text:p text:style-name="P1"><text:span text:style-name="T3">2 Модуль. </text:span><text:span text:style-name="T2">Продумать и разработать двухсгибочный рекламный лифлет для компании, занимающейся организацией экспедиций. На одной из стронок поместить отрисованную карту маршрута. </text:span></text:p>
      <text:p text:style-name="P1"><text:span text:style-name="T2">Разработать информационный блок для сайта компании, который должен включать логотип, </text:span><text:span text:style-name="T5">авторскую</text:span><text:span text:style-name="T2"> графику и лозунг компании.</text:span></text:p>
      <text:p text:style-name="P1"><text:span text:style-name="T2">Результатом выполнения модуля являются </text:span><text:span text:style-name="T3">PDF-файлы, 3D-макет</text:span><text:span text:style-name="T2">. </text:span></text:p>
      <text:p text:style-name="P1"><text:span text:style-name="T3">Критерии оценки:</text:span><text:span text:style-name="T2"> итоговый дизайн, технические параметры создания продукта, печать и макетирование, а также знание технических параметров для печати. На выполнение даётся </text:span><text:span text:style-name="T3">4 часа</text:span><text:span text:style-name="T2">. </text:span></text:p>
      <text:p text:style-name="P2"/>
      <text:p text:style-name="P1"><text:span text:style-name="T3">3 Модуль.</text:span><text:span text:style-name="T2"> Разработать дизайн-макет обложки и внутреннего блока энциклопедии для детей с использованием инфографики, авторской графики и отрисовкой фрагментов для занимательных упражнений.</text:span></text:p>
      <text:p text:style-name="P1"><text:span text:style-name="T2">Результатом выполнения модуля являются </text:span><text:span text:style-name="T3">PDF-файлы, 3D-макет</text:span><text:span text:style-name="T2">. </text:span></text:p>
      <text:p text:style-name="P1"><text:span text:style-name="T3">Критерии оценки: </text:span><text:span text:style-name="T2">итоговый дизайн и технические параметры создания продукта. На выполнение даётся </text:span><text:span text:style-name="T3">4 часа</text:span><text:span text:style-name="T2">.</text:span></text:p>
      <text:p text:style-name="P2"/>
      <text:p text:style-name="P1"><text:span text:style-name="T3">4 Модуль</text:span><text:span text:style-name="T2">. Разработать дизайн упаковки для кондитерской продукции согласно представленному шаблону.</text:span></text:p>
      <text:p text:style-name="P1"><text:span text:style-name="T2">Результатом выполнения модуля являются </text:span><text:span text:style-name="T3">PDF-файлы, 3D-макеты</text:span><text:span text:style-name="T2">.</text:span></text:p>
      <text:p text:style-name="P1"><text:span text:style-name="T3">Критерии оценки:</text:span><text:span text:style-name="T2"> творческий процесс, итоговый дизайн, печать и макетирование, а также знание технических параметров для печати. На выполнение даётся</text:span><text:span text:style-name="T3"> 4 часа</text:span><text:span text:style-name="T2">. <text:s text:c="2"/></text:span></text:p>
      <text:p text:style-name="P3"/>
      <text:p text:style-name="P1"><text:span text:style-name="T2">Таким образом, выполнив все модули каждый конкурсант сможет выполнить свое задание, создав продукт графического дизайна. </text:span></text:p>
      <text:p text:style-name="P3"/>
      <text:p text:style-name="P1"><text:span text:style-name="T2">В данный момент (количество, например, пять) конкурсантов из (места, откуда они приехали) работают над конкурсным заданием по (первому) модулю – (пояснение, что именно делают). На выполнение им осталось еще (сколько-то ) минут. </text:span></text:p>
      <text:p text:style-name="P3"/>
      <text:p text:style-name="P1"><text:span text:style-name="T2">Если у вас появились вопросы, тогда можете их задавать (отвечаем на вопросы).</text:span></text:p>
      <text:p text:style-name="P3"/>
      <text:p text:style-name="P1"><text:span text:style-name="T2">Теперь предлагаем вам посмотреть на выполнение конкурсного задания. Важно </text:span><text:soft-page-break/><text:span text:style-name="T2">находиться только в зрительной зоне, не фотографировать и не шуметь. </text:span></text:p>
      <text:p text:style-name="P3"/>
      <text:p text:style-name="P3"/>
      <text:p text:style-name="P3"/>
      <text:p text:style-name="P3"/>
      <text:p text:style-name="P2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ru" fo:country="RU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20" meta:word-count="295" meta:character-count="2312"/>
    <dc:date>2019-11-05T17:45:21.87</dc:date>
    <dc:creator>Sergey Alekseev</dc:creator>
    <meta:generator>OpenOffice/4.1.6$Win32 OpenOffice.org_project/416m1$Build-9790</meta:generator>
  </office:meta>
</office:document-meta>
</file>